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Noto Serif" svg:font-family="'Noto Serif',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9pt" fo:language="pl" fo:country="PL" fo:font-weight="bold" style:font-size-asian="9pt" style:font-weight-asian="bold" style:font-size-complex="9pt" style:font-weight-complex="bold"/>
    </style:style>
    <style:style style:name="P2" style:family="paragraph" style:parent-style-name="Text_20_body">
      <style:text-properties fo:font-size="9pt" fo:language="pl" fo:country="PL" style:font-size-asian="9pt" style:font-size-complex="9pt"/>
    </style:style>
    <style:style style:name="P3" style:family="paragraph" style:parent-style-name="Text_20_body">
      <style:text-properties fo:font-size="9pt" style:font-size-asian="9pt" style:font-size-complex="9pt"/>
    </style:style>
    <style:style style:name="P4" style:family="paragraph" style:parent-style-name="Text_20_body">
      <style:text-properties fo:font-size="9pt" officeooo:paragraph-rsid="000be5cb" style:font-size-asian="9pt" style:font-size-complex="9pt"/>
    </style:style>
    <style:style style:name="P5" style:family="paragraph" style:parent-style-name="Text_20_body">
      <style:text-properties fo:font-size="9pt" officeooo:paragraph-rsid="00101f73" style:font-size-asian="9pt" style:font-size-complex="9pt"/>
    </style:style>
    <style:style style:name="P6" style:family="paragraph" style:parent-style-name="Text_20_body">
      <style:text-properties fo:font-size="9pt" officeooo:paragraph-rsid="0011556d" style:font-size-asian="9pt" style:font-size-complex="9pt"/>
    </style:style>
    <style:style style:name="P7" style:family="paragraph" style:parent-style-name="Text_20_body">
      <style:text-properties fo:font-size="9pt" officeooo:rsid="00118844" officeooo:paragraph-rsid="00118844" style:font-size-asian="9pt" style:font-size-complex="9pt"/>
    </style:style>
    <style:style style:name="P8" style:family="paragraph" style:parent-style-name="Text_20_body">
      <style:text-properties fo:font-size="9pt" officeooo:rsid="00118844" officeooo:paragraph-rsid="0013f857" style:font-size-asian="9pt" style:font-size-complex="9pt"/>
    </style:style>
    <style:style style:name="P9" style:family="paragraph" style:parent-style-name="Text_20_body">
      <style:text-properties fo:font-size="9pt" officeooo:paragraph-rsid="0014c838" style:font-size-asian="9pt" style:font-size-complex="9pt"/>
    </style:style>
    <style:style style:name="P10" style:family="paragraph" style:parent-style-name="Text_20_body">
      <style:text-properties fo:font-size="9pt" officeooo:paragraph-rsid="00157b3b" style:font-size-asian="9pt" style:font-size-complex="9pt"/>
    </style:style>
    <style:style style:name="P11" style:family="paragraph" style:parent-style-name="Text_20_body">
      <style:text-properties fo:font-size="9pt" fo:font-weight="bold" style:font-size-asian="9pt" style:font-weight-asian="bold" style:font-size-complex="9pt"/>
    </style:style>
    <style:style style:name="P12" style:family="paragraph" style:parent-style-name="Text_20_body">
      <style:text-properties fo:font-size="9pt" fo:font-weight="bold" style:font-size-asian="9pt" style:font-weight-asian="bold" style:font-size-complex="9pt" style:font-weight-complex="bold"/>
    </style:style>
    <style:style style:name="P13" style:family="paragraph" style:parent-style-name="Text_20_body">
      <style:text-properties fo:font-size="9pt" fo:language="en" fo:country="GB" style:font-size-asian="9pt" style:font-size-complex="9pt"/>
    </style:style>
    <style:style style:name="P14" style:family="paragraph" style:parent-style-name="Text_20_body">
      <style:text-properties fo:font-size="9pt" fo:language="en" fo:country="GB" fo:font-weight="bold" style:font-size-asian="9pt" style:font-weight-asian="bold" style:font-size-complex="9pt"/>
    </style:style>
    <style:style style:name="P15" style:family="paragraph" style:parent-style-name="Text_20_body">
      <style:text-properties officeooo:paragraph-rsid="000be5cb"/>
    </style:style>
    <style:style style:name="P16" style:family="paragraph" style:parent-style-name="Text_20_body">
      <style:text-properties officeooo:paragraph-rsid="00118844"/>
    </style:style>
    <style:style style:name="P17" style:family="paragraph" style:parent-style-name="Text_20_body">
      <style:text-properties officeooo:paragraph-rsid="0014c838"/>
    </style:style>
    <style:style style:name="P18" style:family="paragraph" style:parent-style-name="Preformatted_20_Text">
      <style:text-properties fo:color="#242729" style:font-name="Liberation Serif" fo:font-size="9pt" style:font-size-asian="9pt" style:font-size-complex="9pt"/>
    </style:style>
    <style:style style:name="P19" style:family="paragraph" style:parent-style-name="Heading_20_3">
      <style:text-properties officeooo:paragraph-rsid="0014c838"/>
    </style:style>
    <style:style style:name="P20" style:family="paragraph" style:parent-style-name="Text_20_body" style:master-page-name="MP0">
      <style:paragraph-properties style:page-number="auto" fo:break-before="page"/>
      <style:text-properties fo:font-size="9pt" fo:language="en" fo:country="GB" fo:font-weight="bold" style:font-size-asian="9pt" style:font-weight-asian="bold" style:font-size-complex="9pt"/>
    </style:style>
    <style:style style:name="P21" style:family="paragraph" style:parent-style-name="Text_20_body">
      <style:text-properties fo:font-size="9pt" officeooo:paragraph-rsid="00157b3b" style:font-size-asian="9pt" style:font-size-complex="9pt"/>
    </style:style>
    <style:style style:name="P22" style:family="paragraph" style:parent-style-name="Text_20_body">
      <style:text-properties fo:font-size="9pt" fo:font-weight="bold" officeooo:paragraph-rsid="00157b3b" style:font-size-asian="9pt" style:font-weight-asian="bold" style:font-size-complex="9pt" style:font-weight-complex="bold"/>
    </style:style>
    <style:style style:name="T1" style:family="text">
      <style:text-properties fo:font-size="9pt" fo:language="pl" fo:country="PL"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weight="bold" officeooo:rsid="00091d8d" style:font-size-asian="9pt" style:font-weight-asian="bold" style:font-size-complex="9pt" style:font-weight-complex="bold"/>
    </style:style>
    <style:style style:name="T5" style:family="text">
      <style:text-properties fo:font-size="9pt" fo:font-weight="bold" officeooo:rsid="00118844" style:font-size-asian="9pt" style:font-weight-asian="bold" style:font-size-complex="9pt" style:font-weight-complex="bold"/>
    </style:style>
    <style:style style:name="T6" style:family="text">
      <style:text-properties fo:font-size="9pt" fo:font-weight="bold" officeooo:rsid="0014c838" style:font-size-asian="9pt" style:font-weight-asian="bold" style:font-size-complex="9pt" style:font-weight-complex="bold"/>
    </style:style>
    <style:style style:name="T7" style:family="text">
      <style:text-properties fo:font-size="9pt" fo:font-weight="normal" officeooo:rsid="0014c838" style:font-size-asian="9pt" style:font-weight-asian="normal" style:font-size-complex="9pt"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01f73" style:font-weight-asian="bold" style:font-weight-complex="bold"/>
    </style:style>
    <style:style style:name="T11" style:family="text">
      <style:text-properties fo:font-weight="bold" officeooo:rsid="0013f857" style:font-weight-asian="bold" style:font-weight-complex="bold"/>
    </style:style>
    <style:style style:name="T12" style:family="text">
      <style:text-properties officeooo:rsid="001300f1"/>
    </style:style>
    <style:style style:name="T13" style:family="text">
      <style:text-properties fo:font-variant="normal" fo:text-transform="none" fo:color="#242729" style:font-name="Liberation Serif" fo:font-size="9pt" fo:letter-spacing="normal" fo:font-style="normal" fo:font-weight="bold" officeooo:rsid="0014c838" style:font-size-asian="9pt" style:font-weight-asian="bold" style:font-size-complex="9pt" style:font-weight-complex="bold"/>
    </style:style>
    <style:style style:name="T14" style:family="text">
      <style:text-properties officeooo:rsid="00157b3b"/>
    </style:style>
    <style:style style:name="T15" style:family="text">
      <style:text-properties officeooo:rsid="001725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lete a local branch</text:p>
      <text:p text:style-name="P13">git branch -d the_local_branch</text:p>
      <text:p text:style-name="P14">Delete a remote branch (if you know what you are doing!)</text:p>
      <text:p text:style-name="P13">git push origin --delete the_remote_branch</text:p>
      <text:p text:style-name="P12"/>
      <text:p text:style-name="P12">Remove directory from git and local</text:p>
      <text:p text:style-name="P3">You could checkout 'master' with both directories;</text:p>
      <text:p text:style-name="P3">git rm -r one-of-the-directories</text:p>
      <text:p text:style-name="P3">git commit -m "Remove duplicated directory"</text:p>
      <text:p text:style-name="P3">git push origin &lt;your-git-branch&gt; (typically 'master', but not always)</text:p>
      <text:p text:style-name="P3"/>
      <text:p text:style-name="P12">Remove directory from git but NOT local</text:p>
      <text:p text:style-name="P3">git rm -r --cached myFolder</text:p>
      <text:p text:style-name="P3"/>
      <text:p text:style-name="P11">Fetch all remote branches:</text:p>
      <text:p text:style-name="P13">Git fetch --all</text:p>
      <text:p text:style-name="P13">git branch -v -a</text:p>
      <text:p text:style-name="P14">Switch to any fetched branch and create local:</text:p>
      <text:p text:style-name="P13">git checkout -b test origin/test</text:p>
      <text:p text:style-name="P12"/>
      <text:p text:style-name="P12">Unlinking local repository from remote:</text:p>
      <text:p text:style-name="P3">Delete the config settings from .git/config with:</text:p>
      <text:p text:style-name="P3">git remote rm origin</text:p>
      <text:p text:style-name="P3">Then to get rid of th FETCH_HEAD which still points to github, do:</text:p>
      <text:p text:style-name="P3">rm .git/FETCH_HEAD</text:p>
      <text:p text:style-name="P3"/>
      <text:p text:style-name="P12">remove from the index with:</text:p>
      <text:p text:style-name="P2">git rm --cached jjdz5-materialy</text:p>
      <text:p text:style-name="P3"/>
      <text:p text:style-name="Text_20_body"><text:span text:style-name="Default_20_Paragraph_20_Font"><text:span text:style-name="T1">Resetowanie lokalnego master brancha to aktualnego remote master brancha</text:span></text:span></text:p>
      <text:p text:style-name="P3">git checkout master</text:p>
      <text:p text:style-name="P3">git fetch origin</text:p>
      <text:p text:style-name="P2">git reset --hard origin/master</text:p>
      <text:p text:style-name="P2"/>
      <text:p text:style-name="P1">Po przeniesieniu calego folderu z projektami na nowy komputer, w kazdym projekcie/module zrobic:</text:p>
      <text:p text:style-name="P2">git reset –hard HEAD</text:p>
      <text:p text:style-name="P3"/>
      <text:p text:style-name="Text_20_body"><text:span text:style-name="Default_20_Paragraph_20_Font"><text:span text:style-name="T3">Znajdz i edytuj git config</text:span></text:span></text:p>
      <text:p text:style-name="P18">git config --global -e</text:p>
      <text:p text:style-name="P3"/>
      <text:p text:style-name="P15"><text:span text:style-name="Default_20_Paragraph_20_Font"><text:span text:style-name="T3">Jesli jest konfikt przy Pull Requescie </text:span></text:span><text:span text:style-name="Default_20_Paragraph_20_Font"><text:span text:style-name="T4">i</text:span></text:span><text:span text:style-name="Default_20_Paragraph_20_Font"><text:span text:style-name="T3"> nie mozna zmergowac automatycznie. Trzeba zrobic update do najnowszego developa.</text:span></text:span></text:p>
      <text:p text:style-name="P15"><text:span text:style-name="Default_20_Paragraph_20_Font"><text:span text:style-name="T2">git checkout develop</text:span></text:span></text:p>
      <text:p text:style-name="P15"><text:span text:style-name="Default_20_Paragraph_20_Font"><text:span text:style-name="T2">git pull</text:span></text:span></text:p>
      <text:p text:style-name="P15"><text:span text:style-name="Default_20_Paragraph_20_Font"><text:span text:style-name="T2">git checkout &lt;branch&gt;</text:span></text:span></text:p>
      <text:p text:style-name="P15"><text:span text:style-name="Default_20_Paragraph_20_Font"><text:span text:style-name="T2">git merge develop</text:span></text:span></text:p>
      <text:p text:style-name="P15"><text:span text:style-name="Default_20_Paragraph_20_Font"><text:span text:style-name="T2">[ ... resolve any conflicts ... ]</text:span></text:span></text:p>
      <text:p text:style-name="P15"><text:span text:style-name="Default_20_Paragraph_20_Font"><text:span text:style-name="T2">git add [files that were conflicted]</text:span></text:span></text:p>
      <text:p text:style-name="P15"><text:span text:style-name="Default_20_Paragraph_20_Font"><text:span text:style-name="T2">git commit</text:span></text:span></text:p>
      <text:p text:style-name="P4"><text:span text:style-name="Default_20_Paragraph_20_Font">git push</text:span></text:p>
      <text:p text:style-name="P4"><text:span text:style-name="Default_20_Paragraph_20_Font"/></text:p>
      <text:p text:style-name="P5"><text:span text:style-name="Default_20_Paragraph_20_Font"><text:span text:style-name="T10">Kopia remote repo i podpiecie do swojego remote repo </text:span></text:span><text:span text:style-name="Default_20_Paragraph_20_Font"><text:span text:style-name="T11">(dobre jak jest duzo branchow, bo to rozwiazanie stworzy je)</text:span></text:span></text:p>
      <text:p text:style-name="P5">git clone --mirror &lt;url_of_old_repo&gt;</text:p>
      <text:p text:style-name="P5">cd &lt;name_of_old_repo&gt;</text:p>
      <text:p text:style-name="P5">git fetch branch -a</text:p>
      <text:p text:style-name="P6">git remote add <text:span text:style-name="T12">origin2</text:span> &lt;url_of_new_repo&gt;</text:p>
      <text:p text:style-name="P5"><text:soft-page-break/>git push <text:span text:style-name="T12">origin2</text:span> --mirror</text:p>
      <text:p text:style-name="P3"/>
      <text:p text:style-name="P3"/>
      <text:p text:style-name="P3"/>
      <text:p text:style-name="P8"><text:span text:style-name="Default_20_Paragraph_20_Font"><text:span text:style-name="T11">Alternatywnie: </text:span></text:span><text:span text:style-name="Default_20_Paragraph_20_Font"><text:span text:style-name="T10">Kopia remote repo i podpiecie do swojego remote repo </text:span></text:span><text:span text:style-name="Default_20_Paragraph_20_Font"><text:span text:style-name="T9">(jesli sa komity ale nie ma duzo branchow np. jeden master)</text:span></text:span></text:p>
      <text:p text:style-name="P7"><text:span text:style-name="Default_20_Paragraph_20_Font"><text:span text:style-name="T8">Utworz nowe repo na git hub</text:span></text:span></text:p>
      <text:p text:style-name="P7"><text:span text:style-name="Default_20_Paragraph_20_Font"><text:span text:style-name="T8">git clone &lt;url_of_old_repo&gt;</text:span></text:span></text:p>
      <text:p text:style-name="P7"><text:span text:style-name="Default_20_Paragraph_20_Font"><text:span text:style-name="T8">git branch -a</text:span></text:span></text:p>
      <text:p text:style-name="P7"><text:span text:style-name="Default_20_Paragraph_20_Font"><text:span text:style-name="T8">jesli wiecej branchow niz master to:</text:span></text:span></text:p>
      <text:p text:style-name="P7"><text:span text:style-name="Default_20_Paragraph_20_Font"><text:span text:style-name="T8">git fetch origin oraz git checkout to kazdej z nich i na koniec</text:span></text:span></text:p>
      <text:p text:style-name="P7"><text:span text:style-name="Default_20_Paragraph_20_Font"><text:span text:style-name="T8">git checkout master</text:span></text:span></text:p>
      <text:p text:style-name="P7"><text:span text:style-name="Default_20_Paragraph_20_Font"><text:span text:style-name="T8">git remote rm origin</text:span></text:span></text:p>
      <text:p text:style-name="P7"><text:span text:style-name="Default_20_Paragraph_20_Font"><text:span text:style-name="T8">rm .git/FETCH_HEAD</text:span></text:span></text:p>
      <text:p text:style-name="P7"><text:span text:style-name="Default_20_Paragraph_20_Font"><text:span text:style-name="T8">git remote add origin &lt;url_of_new_repo&gt;</text:span></text:span></text:p>
      <text:p text:style-name="P7"><text:span text:style-name="Default_20_Paragraph_20_Font"><text:span text:style-name="T8">git push -u origin master</text:span></text:span></text:p>
      <text:p text:style-name="P7"><text:span text:style-name="Default_20_Paragraph_20_Font"><text:span text:style-name="T8">wyjdz z tego folder cd .. i zmien lokalnie nazwe folderu na taki jak chcesz</text:span></text:span></text:p>
      <text:p text:style-name="P16"><text:span text:style-name="Default_20_Paragraph_20_Font"><text:span text:style-name="T5"/></text:span></text:p>
      <text:p text:style-name="P17"><text:span text:style-name="Default_20_Paragraph_20_Font"><text:span text:style-name="T6">Limit number of logs</text:span></text:span></text:p>
      <text:p text:style-name="P17"><text:span text:style-name="Default_20_Paragraph_20_Font"><text:span text:style-name="T7">git log -n 5</text:span></text:span></text:p>
      <text:p text:style-name="P17"><text:span text:style-name="Default_20_Paragraph_20_Font"><text:span text:style-name="T7"/></text:span></text:p>
      <text:p text:style-name="P17"><text:span text:style-name="Default_20_Paragraph_20_Font"><text:span text:style-name="T7"/></text:span></text:p>
      <text:h text:style-name="P19" text:outline-level="3"><text:span text:style-name="Default_20_Paragraph_20_Font"><text:span text:style-name="T13">Undo a commit and redo</text:span></text:span></text:h>
      <text:p text:style-name="P9">$ git commit -m "Something terribly misguided" <text:s text:c="12"/># (1)</text:p>
      <text:p text:style-name="P9">$ git reset HEAD~ <text:s text:c="60"/># (2)</text:p>
      <text:p text:style-name="P9">&lt;&lt; edit files as necessary &gt;&gt; <text:s text:c="44"/># (3)</text:p>
      <text:p text:style-name="P9">$ git add ... <text:s text:c="72"/># (4)</text:p>
      <text:p text:style-name="P9">$ git commit -c ORIG_HEAD <text:s text:c="42"/># (5)</text:p>
      <text:p text:style-name="P9"/>
      <text:p text:style-name="P10"># (1) This is what you want to undo</text:p>
      <text:p text:style-name="P10"># (<text:span text:style-name="T14">2</text:span>) This leaves your working tree (the state of your files on disk) unchanged but undoes the commit and leaves the changes you committed unstaged (so they'll appear as "Changes not staged for commit" in git status, and you'll need to add them again before committing). If you only want to add more changes to the previous commit, or change the commit message1, you could use git reset --soft HEAD~ instead, which is like git reset HEAD~ (where HEAD~ is the same as HEAD~1) but leaves your existing changes staged.</text:p>
      <text:p text:style-name="P10"># (<text:span text:style-name="T14">3</text:span>) Make corrections to working tree files.</text:p>
      <text:p text:style-name="P10"># (<text:span text:style-name="T14">4</text:span>) git add anything that you want to include in your new commit.</text:p>
      <text:p text:style-name="P10"># (<text:span text:style-name="T14">5</text:span>) Commit the changes, reusing the old commit message. reset copied the old head to .git/ORIG_HEAD; commit with -c ORIG_HEAD will open an editor, which initially contains the log message from the old commit and allows you to edit it. If you do not need to edit the message, you could use the -C option.</text:p>
      <text:p text:style-name="P10"/>
      <text:p text:style-name="P22">Rename a local and remote branch in git</text:p>
      <text:p text:style-name="P10">1. Rename your local branch.</text:p>
      <text:p text:style-name="P10"><text:span text:style-name="T15">1a. </text:span>If you are on the branch you want to rename:</text:p>
      <text:p text:style-name="P10"><text:tab/>git branch -m new-name</text:p>
      <text:p text:style-name="P10"><text:span text:style-name="T15">1b. </text:span>If you are on a different branch:</text:p>
      <text:p text:style-name="P10"><text:tab/>git branch -m old-name new-name</text:p>
      <text:p text:style-name="P10">2. Delete the old-name remote branch and push the new-name local branch.</text:p>
      <text:p text:style-name="P10"><text:tab/>git push origin :old-name new-name</text:p>
      <text:p text:style-name="P10">3. Reset the upstream branch for the new-name local branch.</text:p>
      <text:p text:style-name="P10">Switch to the branch and then:</text:p>
      <text:p text:style-name="P10"><text:tab/>git push origin -u new-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Noto Serif" svg:font-family="'Noto Serif',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201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06-20T22:39:00Z</meta:creation-date>
    <dc:date>2018-10-17T01:34:45.346531301</dc:date>
    <meta:editing-cycles>80</meta:editing-cycles>
    <meta:editing-duration>PT1H56M22S</meta:editing-duration>
    <meta:document-statistic meta:table-count="0" meta:image-count="0" meta:object-count="0" meta:page-count="2" meta:paragraph-count="82" meta:word-count="661" meta:character-count="3990" meta:non-whitespace-character-count="3186"/>
    <meta:template xlink:type="simple" xlink:actuate="onRequest" xlink:title="" xlink:href="Normal.dotm"/>
  </office:meta>
</office:document-meta>
</file>